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e4a1a" officeooo:paragraph-rsid="000e4a1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175af" officeooo:paragraph-rsid="001583c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583c9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175af" officeooo:paragraph-rsid="001175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e4a1a" officeooo:paragraph-rsid="000e4a1a" style:font-size-asian="14pt" style:font-weight-asian="bold" style:font-size-complex="14pt" style:font-weight-complex="bold"/>
    </style:style>
    <style:style style:name="T1" style:family="text">
      <style:text-properties officeooo:rsid="00125eda"/>
    </style:style>
    <style:style style:name="T2" style:family="text">
      <style:text-properties officeooo:rsid="00128ab8"/>
    </style:style>
    <style:style style:name="T3" style:family="text">
      <style:text-properties officeooo:rsid="0013eb3a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25eda" style:font-size-asian="14pt" style:font-size-complex="14pt"/>
    </style:style>
    <style:style style:name="T6" style:family="text">
      <style:text-properties fo:font-size="14pt" officeooo:rsid="0013eb3a" style:font-size-asian="14pt" style:font-size-complex="14pt"/>
    </style:style>
    <style:style style:name="T7" style:family="text">
      <style:text-properties fo:font-size="14pt" officeooo:rsid="001583c9" style:font-size-asian="14pt" style:font-size-complex="14pt"/>
    </style:style>
    <style:style style:name="T8" style:family="text">
      <style:text-properties fo:font-size="14pt" fo:font-weight="normal" officeooo:rsid="001175af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125eda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3eb3a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583c9" style:font-size-asian="14pt" style:font-weight-asian="normal" style:font-size-complex="14pt" style:font-weight-complex="normal"/>
    </style:style>
    <style:style style:name="T12" style:family="text">
      <style:text-properties officeooo:rsid="00158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Мотивационное письмо</text:p>
      <text:p text:style-name="P1"/>
      <text:p text:style-name="P3"><text:span text:style-name="T8"><text:tab/>Всю свою учебу в университете я хотел не только получать огромный теоретический <text:s/>пласт знаний, но и применять уже изученные (и те, которые предстоит изучить) методы в практических задачах. </text:span><text:span text:style-name="T9">Помимо университетских курсов я также читал материалы по технологиям разработки компьютерных сетей (в частности SDN) как в России, так и заграницей. </text:span><text:span text:style-name="T10">Данная область интересует меня своей относительной быстротой развития, а ее изучение мотивировано желанием </text:span><text:span text:style-name="T11">внести свой вклад в ее </text:span><text:span text:style-name="T7">усовершенствование</text:span></text:p>
      <text:p text:style-name="P2"><text:span text:style-name="T7">и </text:span><text:span text:style-name="T6">создать бизнес, основанный на этой технологии.</text:span></text:p>
      <text:p text:style-name="P4"><text:tab/><text:span text:style-name="T1">Меня заинтересовали проекты и направления исследования ЦПИКС (например RunOS). Оттуда я узнал о его руководителе </text:span><text:span text:style-name="T2">(Смелянском Р.Л.), являющимся зав.кафедрой АСВК. Подробнее прочитав об направлениях исследований, научной деятельности, курсов, преподаваемых на кафедре, </text:span><text:span text:style-name="T3">а также</text:span><text:span text:style-name="T1"> </text:span><text:span text:style-name="T3">ознакомившись</text:span><text:span text:style-name="T1"> </text:span><text:span text:style-name="T12">с </text:span><text:span text:style-name="T1">спецкурс</text:span><text:span text:style-name="T12">ом</text:span><text:span text:style-name="T1"> «Введение в сети передачи и обработки данных» я осознал, что кафедра АСВК </text:span><text:span text:style-name="T3">существенно </text:span><text:span text:style-name="T1">углубит мои текущие знания и, в силу большого объема практических задач, даст мне возможность реализовать мои стремления.</text:span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02:19:54.827624751</meta:creation-date>
    <dc:date>2021-04-19T11:41:04.844268111</dc:date>
    <meta:editing-duration>PT2M29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" meta:word-count="143" meta:character-count="1065" meta:non-whitespace-character-count="923"/>
  </office:meta>
</office:document-meta>
</file>